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8298d" officeooo:paragraph-rsid="0028298d"/>
    </style:style>
    <style:style style:name="P8" style:family="paragraph" style:parent-style-name="Text_20_body">
      <style:text-properties officeooo:rsid="002ad322" officeooo:paragraph-rsid="002ad322"/>
    </style:style>
    <style:style style:name="P9" style:family="paragraph" style:parent-style-name="Text_20_body">
      <style:text-properties officeooo:rsid="002fde1f" officeooo:paragraph-rsid="002fde1f"/>
    </style:style>
    <style:style style:name="P10" style:family="paragraph" style:parent-style-name="Text_20_body">
      <style:text-properties officeooo:rsid="002957ff" officeooo:paragraph-rsid="002fde1f"/>
    </style:style>
    <style:style style:name="P11" style:family="paragraph" style:parent-style-name="Text_20_body">
      <style:text-properties officeooo:paragraph-rsid="002fde1f"/>
    </style:style>
    <style:style style:name="P12" style:family="paragraph" style:parent-style-name="Heading_20_2">
      <style:paragraph-properties fo:break-before="page"/>
      <style:text-properties officeooo:rsid="002fde1f" officeooo:paragraph-rsid="002fde1f"/>
    </style:style>
    <style:style style:name="P13" style:family="paragraph" style:parent-style-name="Heading_20_3">
      <style:text-properties officeooo:rsid="0028298d" officeooo:paragraph-rsid="0028298d"/>
    </style:style>
    <style:style style:name="P14" style:family="paragraph" style:parent-style-name="Heading_20_3">
      <style:paragraph-properties fo:break-before="page"/>
      <style:text-properties officeooo:rsid="0028298d" officeooo:paragraph-rsid="0028298d"/>
    </style:style>
    <style:style style:name="P15" style:family="paragraph" style:parent-style-name="Heading_20_3">
      <style:text-properties officeooo:rsid="002fde1f" officeooo:paragraph-rsid="002fde1f"/>
    </style:style>
    <style:style style:name="P16" style:family="paragraph" style:parent-style-name="Heading_20_3">
      <style:paragraph-properties fo:break-before="page"/>
      <style:text-properties officeooo:rsid="002ad322" officeooo:paragraph-rsid="002ad322"/>
    </style:style>
    <style:style style:name="P17" style:family="paragraph" style:parent-style-name="Text_20_body" style:list-style-name="L1">
      <style:text-properties officeooo:paragraph-rsid="002fde1f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2957ff" officeooo:paragraph-rsid="002fde1f"/>
    </style:style>
    <style:style style:name="P19" style:family="paragraph" style:parent-style-name="Text_20_body" style:list-style-name="L1">
      <style:text-properties fo:font-weight="normal" officeooo:rsid="002fde1f" officeooo:paragraph-rsid="002fde1f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paragraph-rsid="002fde1f" style:font-weight-asian="normal" style:font-weight-complex="normal"/>
    </style:style>
    <style:style style:name="T1" style:family="text">
      <style:text-properties officeooo:rsid="00036993"/>
    </style:style>
    <style:style style:name="T2" style:family="text">
      <style:text-properties fo:font-weight="bold" officeooo:rsid="002fde1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fde1f" style:font-weight-asian="normal" style:font-weight-complex="normal"/>
    </style:style>
    <style:style style:name="T5" style:family="text">
      <style:text-properties officeooo:rsid="002957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dfff1" style:font-style-asian="italic" style:font-style-complex="italic"/>
    </style:style>
    <style:style style:name="T8" style:family="text">
      <style:text-properties fo:font-style="italic" officeooo:rsid="002fde1f" style:font-style-asian="italic" style:font-style-complex="italic"/>
    </style:style>
    <style:style style:name="T9" style:family="text">
      <style:text-properties fo:font-style="italic" officeooo:rsid="002957ff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fde1f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fde1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957ff" style:font-style-asian="normal" style:font-style-complex="normal"/>
    </style:style>
    <style:style style:name="T23" style:family="text">
      <style:text-properties fo:font-style="normal" officeooo:rsid="002fde1f" style:font-style-asian="normal" style:font-style-complex="normal"/>
    </style:style>
    <style:style style:name="T24" style:family="text">
      <style:text-properties officeooo:rsid="002dfff1"/>
    </style:style>
    <style:style style:name="T25" style:family="text">
      <style:text-properties officeooo:rsid="002fde1f"/>
    </style:style>
    <style:style style:name="T26" style:family="text">
      <style:text-properties officeooo:rsid="0024fa3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Package</text:h>
      <text:p text:style-name="P11"><text:span text:style-name="T25">Package</text:span><text:span text:style-name="T26"> CI job operates by </text:span><text:span text:style-name="T24">scanning through the </text:span><text:span text:style-name="T7">$PROJECT_PATH_ROOT/$PROJECT_PATH_BUILD/</text:span><text:span text:style-name="T24"> directory for compatible </text:span><text:span text:style-name="T25">subject</text:span><text:span text:style-name="T24"> and </text:span><text:span text:style-name="T25">package them </text:span>into the industrial<text:span text:style-name="T25">ly</text:span> known distribution channels such as but not limited to Windows Store, Debian APT ecosystem, Red Hat’s DEF ecosystem, Red Hat’s Flatpak ecosystem, Apple’s Brew ecosystem, CI friendly <text:span text:style-name="T6">.tar.xz</text:span> or <text:span text:style-name="T6">.zip</text:span> archives ecosystem, etc <text:span text:style-name="T25">with</text:span> security protocols and verifiable integrity.</text:p>
      <text:p text:style-name="P11"/>
      <text:h text:style-name="P13" text:outline-level="3">Operating Mechanism</text:h>
      <text:p text:style-name="P7">This CI Job executes in <text:span text:style-name="T25">parallel by default and in series as fallback or incompatible processes</text:span>.</text:p>
      <text:p text:style-name="P11"><text:span text:style-name="T25">Unlike other CI jobs, </text:span><text:span text:style-name="T2">Package CI job works differently where the customization are supplying the content assembling function instead of overriding an execution</text:span><text:span text:style-name="T25">. </text:span><text:span text:style-name="T4">In the event where a tech-specific CI job recipe provided a same content assembling function of its predecessor, it shall be overridden with the latest version being used.</text:span></text:p>
      <text:p text:style-name="P11"><text:span text:style-name="T25">Hence, in any case</text:span><text:span text:style-name="T4">, </text:span><text:span text:style-name="T15">t</text:span><text:span text:style-name="T11">o avoid overlapping implementations and chaotic duplication, it’s highly recommended to keep all the package CI job algorithms inside the baseline job recipe only</text:span><text:span text:style-name="T3">.</text:span></text:p>
      <text:p text:style-name="P11">Although tech-specific CI job recipes are made available, they are meant for one to merge back <text:span text:style-name="T25">via overrides</text:span> into the baseline job recipes. Only the owner of the project knows what technologies to be used and AutomataCI shall not dictate but to facilitate all <text:span text:style-name="T25">known and</text:span> possible use cases. </text:p>
      <text:p text:style-name="P11"/>
      <text:h text:style-name="P15" text:outline-level="3">Cryptography Signing</text:h>
      <text:p text:style-name="P9">It’s duly noted that some ecosystems require cryptography notorization such as but not limited to GPG signing for .deb and .rpm package types. <text:span text:style-name="T10">If there are such a need, it is always advisable to assemble all the built binary files in the right location and package it locally rather than relying on 3rd-party CI service provider</text:span>.</text:p>
      <text:h text:style-name="P14" text:outline-level="3"><text:span text:style-name="T25">Limited </text:span>Customization</text:h>
      <text:p text:style-name="P11"><text:span text:style-name="T25">Package</text:span><text:span text:style-name="T5"> CI job offers </text:span><text:span text:style-name="T25">limited</text:span><text:span text:style-name="T5"> CI job recipe customization for both baseline (</text:span><text:span text:style-name="T9">$PROJECT_PATH_SOURCE</text:span><text:span text:style-name="T5">) and tech-specific (e.g. Go for </text:span><text:span text:style-name="T9">$PROJECT_GO</text:span><text:span text:style-name="T5">) sources. AutomataCI shall source their </text:span><text:span text:style-name="T9">.ci/</text:span><text:span text:style-name="T8">package</text:span><text:span text:style-name="T9">_unix-any.sh</text:span><text:span text:style-name="T5"> and </text:span><text:span text:style-name="T9">.ci/</text:span><text:span text:style-name="T8">package</text:span><text:span text:style-name="T9">_windows-any.ps1</text:span><text:span text:style-name="T5"> job recipes.</text:span></text:p>
      <text:p text:style-name="P10">The execution sequences are as follows:</text:p>
      <text:list text:style-name="L1">
        <text:list-item>
          <text:p text:style-name="P18"><text:span text:style-name="T11">automataCI/ci.sh.ps1</text:span><text:span text:style-name="T16"> is being executed </text:span><text:span text:style-name="T17">by user.</text:span></text:p>
        </text:list-item>
        <text:list-item>
          <text:p text:style-name="P18"><text:span text:style-name="T11">automataCI/ci.sh.ps1</text:span><text:span text:style-name="T16"> kicks start </text:span><text:span text:style-name="T11">automataCI/ci.sh</text:span><text:span text:style-name="T10"> </text:span><text:span text:style-name="T16">or </text:span><text:span text:style-name="T11">automataCI/ci.ps1</text:span><text:span text:style-name="T20"> </text:span><text:span text:style-name="T17">(represented as “</text:span><text:span text:style-name="T11">automataCI/ci.</text:span><text:span text:style-name="T12">{</text:span><text:span text:style-name="T11">sh,ps1</text:span><text:span text:style-name="T12">}</text:span><text:span text:style-name="T17">”) </text:span><text:span text:style-name="T16">depending on host machine’s OS.</text:span></text:p>
        </text:list-item>
        <text:list-item>
          <text:p text:style-name="P18"><text:span text:style-name="T11">automataCI/ci.{sh,ps1}</text:span><text:span text:style-name="T16"> sources </text:span><text:span text:style-name="T15">package</text:span><text:span text:style-name="T11">_unix-</text:span><text:span text:style-name="T14">any.sh</text:span><text:span text:style-name="T18"> or </text:span><text:span text:style-name="T15">package</text:span><text:span text:style-name="T14">_</text:span><text:span text:style-name="T11">windows-any.ps1</text:span><text:span text:style-name="T16"> </text:span><text:span text:style-name="T17">(represented as “</text:span><text:span text:style-name="T15">package</text:span><text:span text:style-name="T11">_{unix,windows}-any.{sh,ps1}</text:span><text:span text:style-name="T17">”) <text:s/></text:span><text:span text:style-name="T16">automataCI execution.</text:span></text:p>
        </text:list-item>
        <text:list-item>
          <text:p text:style-name="P17"><text:span text:style-name="T15">package</text:span><text:span text:style-name="T11">_{unix,windows}-any.{sh,ps1}</text:span><text:span text:style-name="T16"> sources </text:span><text:span text:style-name="T19">common content assembling function from </text:span><text:span text:style-name="T16">baseline customized CI job recipe's </text:span><text:span text:style-name="T11">$PROJE</text:span><text:span text:style-name="T14">CT_PATH_SOURCE</text:span><text:span text:style-name="T11">/.ci/</text:span><text:span text:style-name="T15">package</text:span><text:span text:style-name="T11">_unix-</text:span><text:span text:style-name="T12">any.sh</text:span><text:span text:style-name="T17"> or </text:span><text:span text:style-name="T11">$PROJECT_</text:span><text:span text:style-name="T14">PATH_SOURCE</text:span><text:span text:style-name="T11">/.ci/</text:span><text:span text:style-name="T15">package</text:span><text:span text:style-name="T11">_</text:span><text:span text:style-name="T14">windows</text:span><text:span text:style-name="T11">-</text:span><text:span text:style-name="T12">any.</text:span><text:span text:style-name="T14">ps1</text:span><text:span text:style-name="T20">.</text:span></text:p>
        </text:list-item>
        <text:list-item>
          <text:p text:style-name="P18"><text:span text:style-name="T15">package</text:span><text:span text:style-name="T11">_{unix,windows}-any.{sh,ps1}</text:span><text:span text:style-name="T16"> sources tech-specific </text:span><text:span text:style-name="T19">content assembling function from</text:span><text:span text:style-name="T16"> customized CI job recipe's </text:span><text:span text:style-name="T11">$PROJECT_{TECH}/.ci/</text:span><text:span text:style-name="T15">package</text:span><text:span text:style-name="T11">_unix-</text:span><text:span text:style-name="T12">any.sh</text:span><text:span text:style-name="T17"> or </text:span><text:span text:style-name="T11">$PROJECT_{TECH}/.ci/</text:span><text:span text:style-name="T15">package</text:span><text:span text:style-name="T11">_</text:span><text:span text:style-name="T14">windows</text:span><text:span text:style-name="T11">-</text:span><text:span text:style-name="T12">any.</text:span><text:span text:style-name="T14">ps1</text:span><text:span text:style-name="T20">.</text:span></text:p>
        </text:list-item>
        <text:list-item>
          <text:p text:style-name="P19"><text:span text:style-name="T11">package</text:span><text:span text:style-name="T13">_{unix,windows}-any.{sh,ps1}</text:span><text:span text:style-name="T22"> s</text:span><text:span text:style-name="T21">chedules both parallel and serial executions for all probable combinations of packages.</text:span></text:p>
        </text:list-item>
        <text:list-item>
          <text:p text:style-name="P19"><text:span text:style-name="T11">package_{unix,windows}-any.{sh,ps1}</text:span><text:span text:style-name="T21"> prepares all workspace (actual, output, and log).</text:span></text:p>
        </text:list-item>
        <text:list-item>
          <text:p text:style-name="P19"><text:span text:style-name="T11">package_{unix,windows}-any.{sh,ps1}</text:span><text:span text:style-name="T21"> performs run for all parallel executions.</text:span></text:p>
        </text:list-item>
        <text:list-item>
          <text:p text:style-name="P20"><text:span text:style-name="T15">package_{unix,windows}-any.{sh,ps1}</text:span><text:span text:style-name="T23"> performs run for all serial executions.</text:span></text:p>
        </text:list-item>
      </text:list>
      <text:h text:style-name="P16" text:outline-level="3">Default <text:span text:style-name="T24">Operating System Supports</text:span></text:h>
      <text:p text:style-name="P8">To ensure AutomataCI can provide warranted operating performances, AutomataCI provides its default job recipes for reference or just a quick deployment. They are detailed in their sub-se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3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3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35M44S</meta:editing-duration>
    <meta:editing-cycles>36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20:03:03.692128409</dc:date>
    <dc:creator>Kean Ho Chew</dc:creator>
    <meta:document-statistic meta:table-count="0" meta:image-count="0" meta:object-count="0" meta:page-count="3" meta:paragraph-count="28" meta:word-count="466" meta:character-count="3589" meta:non-whitespace-character-count="3163"/>
    <meta:template xlink:type="simple" xlink:actuate="onRequest" xlink:title="Official Book" xlink:href="../../templates/Book.ott" meta:date="2023-11-17T20:33:17.245827505"/>
  </office:meta>
</office:document-meta>
</file>